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be33d" draw:fill-color="#ffffff" draw:textarea-horizontal-align="justify" draw:textarea-vertical-align="middle" draw:auto-grow-height="false" fo:min-height="5.465cm" fo:min-width="6.80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a6a6" draw:fill-color="#ffffff" draw:textarea-horizontal-align="justify" draw:textarea-vertical-align="middle" draw:auto-grow-height="false" fo:min-height="12.768cm" fo:min-width="8.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e86ae" draw:fill-color="#ffffff" draw:textarea-horizontal-align="justify" draw:textarea-vertical-align="middle" draw:auto-grow-height="false" fo:min-height="9.181cm" fo:min-width="8.3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972cm" fo:min-width="7.43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b85c00" draw:fill-color="#ffb66c" draw:textarea-horizontal-align="justify" draw:textarea-vertical-align="middle" draw:auto-grow-height="false" fo:min-height="0.424cm" fo:min-width="1.296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02cm" fo:min-width="4.58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703cm" fo:min-width="2.359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bottom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655cm" fo:min-width="4.54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ffa6a6" draw:fill-color="#ffffff" draw:textarea-horizontal-align="justify" draw:textarea-vertical-align="middle" draw:auto-grow-height="false" fo:min-height="0.703cm" fo:min-width="8.39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bbe33d" draw:fill-color="#ffffff" draw:textarea-horizontal-align="justify" draw:textarea-vertical-align="middle" draw:auto-grow-height="false" fo:min-height="0.703cm" fo:min-width="6.80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1.019cm" fo:min-width="4.5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6" draw:marker-end-width="0.3cm" draw:fill="none" draw:textarea-vertical-align="top" loext:decorative="false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2" style:family="graphic" style:parent-style-name="standard">
      <style:graphic-properties svg:stroke-color="#8e86ae" draw:fill-color="#ffffff" draw:textarea-horizontal-align="justify" draw:textarea-vertical-align="middle" draw:auto-grow-height="false" fo:min-height="0.703cm" fo:min-width="8.39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384cm" fo:min-width="4.58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1" style:family="graphic" style:parent-style-name="standard">
      <style:graphic-properties svg:stroke-color="#3465a4" draw:fill-color="#ffffff" draw:textarea-horizontal-align="justify" draw:textarea-vertical-align="middle" draw:auto-grow-height="false" fo:min-height="0.703cm" fo:min-width="8.39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69a2e" draw:fill-color="#afd095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44" style:family="graphic" style:parent-style-name="standard">
      <style:graphic-properties svg:stroke-color="#069a2e" draw:fill-color="#afd095" draw:textarea-horizontal-align="justify" draw:textarea-vertical-align="middle" draw:auto-grow-height="false" fo:min-height="0.702cm" fo:min-width="4.58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0" draw:marker-end-width="0.3cm" draw:fill="none" draw:textarea-vertical-align="top" loext:decorative="false"/>
      <style:paragraph-properties style:writing-mode="lr-tb"/>
    </style:style>
    <style:style style:name="gr49" style:family="graphic" style:parent-style-name="standard">
      <style:graphic-properties svg:stroke-color="#069a2e" draw:fill-color="#afd095"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51" style:family="graphic" style:parent-style-name="standard">
      <style:graphic-properties svg:stroke-color="#069a2e" draw:fill-color="#afd095" draw:textarea-horizontal-align="justify" draw:textarea-vertical-align="middle" draw:auto-grow-height="false" fo:min-height="1.019cm" fo:min-width="4.58cm" style:writing-mode="lr-tb" loext:decorative="false"/>
      <style:paragraph-properties style:writing-mode="lr-tb"/>
    </style:style>
    <style:style style:name="gr52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56" style:family="graphic" style:parent-style-name="standard">
      <style:graphic-properties svg:stroke-color="#069a2e" draw:fill-color="#afd095" draw:textarea-horizontal-align="justify" draw:textarea-vertical-align="middle" draw:auto-grow-height="false" fo:min-height="0.384cm" fo:min-width="4.58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58" style:family="graphic" style:parent-style-name="standard">
      <style:graphic-properties svg:stroke-color="#069a2e" draw:fill-color="#77bc65" draw:textarea-horizontal-align="justify" draw:textarea-vertical-align="middle" draw:auto-grow-height="false" fo:min-height="0.199cm" fo:min-width="0cm" loext:decorative="false"/>
    </style:style>
    <style:style style:name="gr59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1" style:family="graphic" style:parent-style-name="standard">
      <style:graphic-properties svg:stroke-color="#069a2e" draw:fill-color="#afd095" draw:textarea-horizontal-align="justify" draw:textarea-vertical-align="middle" draw:auto-grow-height="false" fo:min-height="0.703cm" fo:min-width="2.359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69a2e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41" draw:marker-end-width="0.3cm" draw:fill="none" draw:textarea-vertical-align="middle" loext:decorative="false"/>
      <style:paragraph-properties style:writing-mode="lr-tb"/>
    </style:style>
    <style:style style:name="gr66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67" style:family="graphic" style:parent-style-name="objectwithoutfill">
      <style:graphic-properties draw:marker-end="Arrowheads_20_43" draw:marker-end-width="0.3cm" draw:fill="none" draw:textarea-vertical-align="middle" loext:decorative="false"/>
      <style:paragraph-properties style:writing-mode="lr-tb"/>
    </style:style>
    <style:style style:name="gr68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69" style:family="graphic" style:parent-style-name="standard">
      <style:graphic-properties svg:stroke-color="#069a2e" draw:fill-color="#ffffff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45" draw:marker-end-width="0.3cm" draw:fill="none" draw:textarea-vertical-align="middle" loext:decorative="false"/>
      <style:paragraph-properties style:writing-mode="lr-tb"/>
    </style:style>
    <style:style style:name="gr71" style:family="graphic" style:parent-style-name="objectwithoutfill">
      <style:graphic-properties draw:marker-end="Arrowheads_20_46" draw:marker-end-width="0.3cm" draw:fill="none" draw:textarea-vertical-align="middle" loext:decorative="false"/>
      <style:paragraph-properties style:writing-mode="lr-tb"/>
    </style:style>
    <style:style style:name="gr72" style:family="graphic" style:parent-style-name="objectwithoutfill">
      <style:graphic-properties draw:marker-end="Arrowheads_20_47" draw:marker-end-width="0.3cm" draw:fill="none" draw:textarea-vertical-align="middle" loext:decorative="false"/>
      <style:paragraph-properties style:writing-mode="lr-tb"/>
    </style:style>
    <style:style style:name="gr7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75" style:family="graphic" style:parent-style-name="standard">
      <style:graphic-properties svg:stroke-color="#069a2e" draw:fill-color="#afd095" draw:textarea-horizontal-align="justify" draw:textarea-vertical-align="middle" draw:auto-grow-height="false" fo:min-height="0.385cm" fo:min-width="4.58cm" style:writing-mode="lr-tb" loext:decorative="false"/>
      <style:paragraph-properties style:writing-mode="lr-tb"/>
    </style:style>
    <style:style style:name="gr76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1pt" fo:font-weight="bold"/>
    </style:style>
    <style:style style:name="P3" style:family="paragraph">
      <loext:graphic-properties draw:fill-color="#ffffff"/>
      <style:paragraph-properties fo:text-align="start" style:writing-mode="lr-tb"/>
      <style:text-properties fo:font-size="11pt" fo:font-weight="bold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b4c7dc"/>
      <style:paragraph-properties fo:text-align="center" style:writing-mode="lr-tb"/>
      <style:text-properties fo:font-size="10pt"/>
    </style:style>
    <style:style style:name="P6" style:family="paragraph">
      <style:paragraph-properties fo:text-align="center"/>
      <style:text-properties fo:font-size="11pt"/>
    </style:style>
    <style:style style:name="P7" style:family="paragraph">
      <loext:graphic-properties draw:fill-color="#ffb66c"/>
      <style:paragraph-properties fo:text-align="center" style:writing-mode="lr-tb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afd095"/>
      <style:paragraph-properties fo:text-align="center" style:writing-mode="lr-tb"/>
      <style:text-properties fo:font-size="10pt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-color="#77bc65"/>
      <style:paragraph-properties fo:text-align="center"/>
    </style:style>
    <style:style style:name="P21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background-color="#ffffff"/>
    </style:style>
    <style:style style:name="P23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24" style:family="paragraph">
      <loext:graphic-properties draw:fill-color="#ffffff"/>
      <style:paragraph-properties fo:text-align="center" style:writing-mode="lr-tb"/>
      <style:text-properties fo:font-size="10pt"/>
    </style:style>
    <style:style style:name="T1" style:family="text">
      <style:text-properties fo:font-size="11pt" fo:font-weight="bold"/>
    </style:style>
    <style:style style:name="T2" style:family="text">
      <style:text-properties fo:font-size="10pt"/>
    </style:style>
    <style:style style:name="T3" style:family="text">
      <style:text-properties fo:font-size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5.715cm" svg:x="1.635cm" svg:y="14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3.018cm" svg:x="10.842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89cm" svg:height="9.431cm" svg:x="10.842cm" svg:y="17.5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37cm" svg:height="2.222cm" svg:x="1cm" svg:y="1cm">
          <text:p text:style-name="P2"><text:span text:style-name="T1">CSD325: Advanced </text:span><text:span text:style-name="T1">Python</text:span></text:p>
          <text:p text:style-name="P2"><text:span text:style-name="T1">Module 4.2: High/Low </text:span><text:span text:style-name="T1">Temperatures</text:span></text:p>
          <text:p text:style-name="P2"><text:span text:style-name="T1">Isaac Ellingson</text:span></text:p>
          <text:p text:style-name="P2"><text:span text:style-name="T1">11/6/202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445cm" svg:height="0.635cm" svg:x="1.952cm" svg:y="5.127cm">
          <text:p text:style-name="P4"><text:span text:style-name="T2">Set file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2.54cm" svg:height="0.952cm" svg:x="2.905cm" svg:y="3.54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4.445cm" svg:height="0.635cm" svg:x="1.952cm" svg:y="6.397cm">
          <text:p text:style-name="P4"><text:span text:style-name="T2">Open </text:span><text:span text:style-name="T2">the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.445cm" svg:height="0.952cm" svg:x="1.952cm" svg:y="7.667cm">
          <text:p text:style-name="P4"><text:span text:style-name="T2">Set reader to a new csv reader of the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4.445cm" svg:height="0.953cm" svg:x="1.952cm" svg:y="9.254cm">
          <text:p text:style-name="P4"><text:span text:style-name="T2">Set header_row to the next line from 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4.445cm" svg:height="0.953cm" svg:x="1.952cm" svg:y="11.159cm">
          <text:p text:style-name="P4"><text:span text:style-name="T2">Create arrays named </text:span><text:span text:style-name="T2">dates and high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5.08cm" svg:height="0.952cm" svg:x="12.749cm" svg:y="6.08cm">
          <text:p text:style-name="P4"><text:span text:style-name="T2">Set current_date to the </text:span><text:span text:style-name="T2">second element in this </text:span><text:span text:style-name="T2">row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.175cm" svg:y1="4.492cm" svg:x2="4.174cm" svg:y2="5.127cm" draw:start-shape="id1" draw:start-glue-point="8" draw:end-shape="id2" draw:end-glue-point="0" svg:d="M4175 4492v318h-1v317" svg:viewBox="0 0 2 636">
          <text:p/>
        </draw:connector>
        <draw:connector draw:style-name="gr11" draw:text-style-name="P8" draw:layer="layout" svg:x1="4.174cm" svg:y1="5.762cm" svg:x2="4.174cm" svg:y2="6.397cm" draw:start-shape="id2" draw:start-glue-point="2" draw:end-shape="id3" draw:end-glue-point="0" svg:d="M4174 5762v635" svg:viewBox="0 0 1 636">
          <text:p/>
        </draw:connector>
        <draw:connector draw:style-name="gr12" draw:text-style-name="P8" draw:layer="layout" svg:x1="4.174cm" svg:y1="7.032cm" svg:x2="4.174cm" svg:y2="7.667cm" draw:start-shape="id3" draw:start-glue-point="2" draw:end-shape="id4" draw:end-glue-point="0" svg:d="M4174 7032v635" svg:viewBox="0 0 1 636">
          <text:p/>
        </draw:connector>
        <draw:connector draw:style-name="gr13" draw:text-style-name="P8" draw:layer="layout" svg:x1="4.174cm" svg:y1="8.619cm" svg:x2="4.174cm" svg:y2="9.254cm" draw:start-shape="id4" draw:start-glue-point="2" draw:end-shape="id5" draw:end-glue-point="0" svg:d="M4174 8619v635" svg:viewBox="0 0 1 636">
          <text:p/>
        </draw:connector>
        <draw:connector draw:style-name="gr14" draw:text-style-name="P8" draw:layer="layout" svg:x1="4.174cm" svg:y1="10.207cm" svg:x2="4.174cm" svg:y2="11.159cm" draw:start-shape="id5" draw:start-glue-point="2" draw:end-shape="id6" draw:end-glue-point="0" svg:d="M4174 10207v952" svg:viewBox="0 0 1 953">
          <text:p/>
        </draw:connector>
        <draw:custom-shape draw:style-name="gr15" draw:text-style-name="P5" xml:id="id8" draw:id="id8" draw:layer="layout" svg:width="5.08cm" svg:height="0.953cm" svg:x="12.749cm" svg:y="7.984cm">
          <text:p text:style-name="P4"><text:span text:style-name="T2">Add current_date to the </text:span><text:span text:style-name="T2">end of d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5.08cm" svg:height="0.952cm" svg:x="12.749cm" svg:y="9.89cm">
          <text:p text:style-name="P4"><text:span text:style-name="T2">Set high to the fifth </text:span><text:span text:style-name="T2">element in this row, as an </text:span><text:span text:style-name="T2">integ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5.289cm" svg:y1="7.032cm" svg:x2="15.289cm" svg:y2="7.984cm" draw:start-shape="id7" draw:start-glue-point="2" draw:end-shape="id8" draw:end-glue-point="0" svg:d="M15289 7032v952" svg:viewBox="0 0 1 953">
          <text:p/>
        </draw:connector>
        <draw:connector draw:style-name="gr17" draw:text-style-name="P8" draw:layer="layout" svg:x1="15.289cm" svg:y1="8.937cm" svg:x2="15.289cm" svg:y2="9.89cm" draw:start-shape="id8" draw:start-glue-point="2" draw:end-shape="id9" draw:end-glue-point="0" svg:d="M15289 8937v953" svg:viewBox="0 0 1 954">
          <text:p/>
        </draw:connector>
        <draw:custom-shape draw:style-name="gr9" draw:text-style-name="P5" xml:id="id10" draw:id="id10" draw:layer="layout" svg:width="5.08cm" svg:height="0.952cm" svg:x="12.749cm" svg:y="11.794cm">
          <text:p text:style-name="P4"><text:span text:style-name="T2">Add high to the end of </text:span><text:span text:style-name="T2">highs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15.289cm" svg:y1="10.842cm" svg:x2="15.289cm" svg:y2="11.794cm" draw:start-shape="id9" draw:start-glue-point="2" draw:end-shape="id10" draw:end-glue-point="0" svg:d="M15289 10842v952" svg:viewBox="0 0 1 953">
          <text:p/>
        </draw:connector>
        <draw:custom-shape draw:style-name="gr19" draw:text-style-name="P9" xml:id="id11" draw:id="id11" draw:layer="layout" svg:width="0.635cm" svg:height="0.635cm" svg:x="14.97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draw:line-skew="-0.793cm" svg:x1="6.397cm" svg:y1="11.635cm" svg:x2="14.971cm" svg:y2="3.223cm" draw:start-shape="id6" draw:start-glue-point="1" draw:end-shape="id11" draw:end-glue-point="6" svg:d="M6397 11635h3493v-8412h5081" svg:viewBox="0 0 8575 8413">
          <text:p/>
        </draw:connector>
        <draw:custom-shape draw:style-name="gr9" draw:text-style-name="P5" xml:id="id12" draw:id="id12" draw:layer="layout" svg:width="5.08cm" svg:height="0.952cm" svg:x="12.749cm" svg:y="4.175cm">
          <text:p text:style-name="P4"><text:span text:style-name="T2">Set row to the next row from the reader</text:span>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svg:x1="15.289cm" svg:y1="5.127cm" svg:x2="15.289cm" svg:y2="6.08cm" draw:start-shape="id12" draw:start-glue-point="2" draw:end-shape="id7" draw:end-glue-point="0" svg:d="M15289 5127v953" svg:viewBox="0 0 1 954">
          <text:p/>
        </draw:connector>
        <draw:connector draw:style-name="gr22" draw:text-style-name="P8" draw:layer="layout" svg:x1="15.289cm" svg:y1="3.54cm" svg:x2="15.289cm" svg:y2="4.175cm" draw:start-shape="id11" draw:start-glue-point="8" draw:end-shape="id12" draw:end-glue-point="0" svg:d="M15289 3540v635" svg:viewBox="0 0 1 636">
          <text:p/>
        </draw:connector>
        <draw:custom-shape draw:style-name="gr23" draw:text-style-name="P11" xml:id="id13" draw:id="id13" draw:layer="layout" svg:width="5.715cm" svg:height="1.905cm" svg:x="12.43cm" svg:y="13.383cm">
          <text:p text:style-name="P10"><text:span text:style-name="T4">Does reader have another r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8" draw:layer="layout" svg:x1="15.289cm" svg:y1="12.746cm" svg:x2="15.287cm" svg:y2="13.383cm" draw:start-shape="id10" draw:start-glue-point="2" draw:end-shape="id13" draw:end-glue-point="4" svg:d="M15289 12746v318h-2v319" svg:viewBox="0 0 3 638">
          <text:p/>
        </draw:connector>
        <draw:connector draw:style-name="gr25" draw:text-style-name="P13" draw:layer="layout" svg:x1="18.145cm" svg:y1="14.336cm" svg:x2="15.606cm" svg:y2="3.223cm" draw:start-shape="id13" draw:start-glue-point="7" draw:end-shape="id11" draw:end-glue-point="10" svg:d="M18145 14336h500v-11113h-3039" svg:viewBox="0 0 3040 11114">
          <text:p text:style-name="P12"><text:span text:style-name="T4">Yes</text:span></text:p>
        </draw:connector>
        <draw:custom-shape draw:style-name="gr26" draw:text-style-name="P5" xml:id="id14" draw:id="id14" draw:layer="layout" svg:width="5.04cm" svg:height="1.905cm" svg:x="2.609cm" svg:y="14.97cm">
          <text:p text:style-name="P4"><text:span text:style-name="T2">Call subplots to create a basic layout. Set fig to the </text:span><text:span text:style-name="T2">Figure and ax to the array of A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8.89cm" svg:height="0.953cm" svg:x="10.842cm" svg:y="1.635cm">
          <text:p text:style-name="P14"><text:span text:style-name="T5">Get </text:span><text:span text:style-name="T5">dates </text:span><text:span text:style-name="T5">and </text:span><text:span text:style-name="T5">high </text:span><text:span text:style-name="T5">temper</text:span><text:span text:style-name="T5">atures </text:span><text:span text:style-name="T5">from </text:span><text:span text:style-name="T5">this </text:span><text:span text:style-name="T5">fi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7.302cm" svg:height="0.953cm" svg:x="1.635cm" svg:y="13.065cm">
          <text:p text:style-name="P14"><text:span text:style-name="T5">Plot the high temperatures.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5" draw:id="id15" draw:layer="layout" svg:width="5.08cm" svg:height="1.269cm" svg:x="2.588cm" svg:y="17.828cm">
          <text:p text:style-name="P4"><text:span text:style-name="T2">Configure the axes with </text:span><text:span text:style-name="T2">the dates and ranges, </text:span><text:span text:style-name="T2">using the color 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3" draw:layer="layout" svg:x1="12.43cm" svg:y1="14.336cm" svg:x2="5.129cm" svg:y2="14.97cm" draw:start-shape="id13" draw:start-glue-point="5" draw:end-shape="id14" draw:end-glue-point="0" svg:d="M12430 14336h-7301v634" svg:viewBox="0 0 7302 635">
          <text:p text:style-name="P12"><text:span text:style-name="T4">No</text:span></text:p>
        </draw:connector>
        <draw:connector draw:style-name="gr31" draw:text-style-name="P8" draw:layer="layout" svg:x1="5.129cm" svg:y1="16.875cm" svg:x2="5.128cm" svg:y2="17.828cm" draw:start-shape="id14" draw:start-glue-point="2" draw:end-shape="id15" draw:end-glue-point="0" svg:d="M5129 16875v476h-1v477" svg:viewBox="0 0 2 954">
          <text:p/>
        </draw:connector>
        <draw:custom-shape draw:style-name="gr29" draw:text-style-name="P5" xml:id="id16" draw:id="id16" draw:layer="layout" svg:width="5.08cm" svg:height="1.269cm" svg:x="12.747cm" svg:y="17.829cm">
          <text:p text:style-name="P4"><text:span text:style-name="T2">Set plot title to 24-point </text:span><text:span text:style-name="T2">“Daily high temperatures </text:span><text:span text:style-name="T2">– 2018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89cm" svg:height="0.953cm" svg:x="10.842cm" svg:y="16.557cm">
          <text:p text:style-name="P14"><text:span text:style-name="T5">Format plot.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7" draw:id="id17" draw:layer="layout" svg:width="5.08cm" svg:height="1.269cm" svg:x="12.747cm" svg:y="19.734cm">
          <text:p text:style-name="P4"><text:span text:style-name="T2">Set </text:span><text:span text:style-name="T2">empty </text:span><text:span text:style-name="T2">16-point </text:span><text:span text:style-name="T2">label for </text:span><text:span text:style-name="T2">the X </text:span><text:span text:style-name="T2">axis of </text:span><text:span text:style-name="T2">the plot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8" draw:id="id18" draw:layer="layout" svg:width="5.08cm" svg:height="1.269cm" svg:x="12.747cm" svg:y="21.638cm">
          <text:p text:style-name="P4"><text:span text:style-name="T2">Set the figure to auto-</text:span><text:span text:style-name="T2">format / rotate / align </text:span><text:span text:style-name="T2">dates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svg:x1="7.668cm" svg:y1="18.462cm" svg:x2="12.747cm" svg:y2="18.463cm" draw:start-shape="id15" draw:start-glue-point="1" draw:end-shape="id16" draw:end-glue-point="3" svg:d="M7668 18462h2540v1h2539" svg:viewBox="0 0 5080 2">
          <text:p/>
        </draw:connector>
        <draw:connector draw:style-name="gr34" draw:text-style-name="P8" draw:layer="layout" svg:x1="15.287cm" svg:y1="19.098cm" svg:x2="15.287cm" svg:y2="19.734cm" draw:start-shape="id16" draw:start-glue-point="2" draw:end-shape="id17" draw:end-glue-point="0" svg:d="M15287 19098v636" svg:viewBox="0 0 1 637">
          <text:p/>
        </draw:connector>
        <draw:connector draw:style-name="gr35" draw:text-style-name="P8" draw:layer="layout" svg:x1="15.287cm" svg:y1="21.003cm" svg:x2="15.287cm" svg:y2="21.638cm" draw:start-shape="id17" draw:start-glue-point="2" draw:end-shape="id18" draw:end-glue-point="0" svg:d="M15287 21003v635" svg:viewBox="0 0 1 636">
          <text:p/>
        </draw:connector>
        <draw:custom-shape draw:style-name="gr29" draw:text-style-name="P5" xml:id="id19" draw:id="id19" draw:layer="layout" svg:width="5.08cm" svg:height="1.269cm" svg:x="12.747cm" svg:y="23.544cm">
          <text:p text:style-name="P4"><text:span text:style-name="T2">Set “Temperature (F)” in 16-point as the Y axis </text:span><text:span text:style-name="T2">label of the plot.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15.287cm" svg:y1="22.907cm" svg:x2="15.287cm" svg:y2="23.544cm" draw:start-shape="id18" draw:start-glue-point="2" draw:end-shape="id19" draw:end-glue-point="0" svg:d="M15287 22907v637" svg:viewBox="0 0 1 638">
          <text:p/>
        </draw:connector>
        <draw:custom-shape draw:style-name="gr29" draw:text-style-name="P5" xml:id="id20" draw:id="id20" draw:layer="layout" svg:width="5.08cm" svg:height="1.269cm" svg:x="12.748cm" svg:y="25.448cm">
          <text:p text:style-name="P4"><text:span text:style-name="T2">Se</text:span><text:span text:style-name="T2">t </text:span><text:span text:style-name="T2">ma</text:span><text:span text:style-name="T2">jor </text:span><text:span text:style-name="T2">tic</text:span><text:span text:style-name="T2">k </text:span><text:span text:style-name="T2">lin</text:span><text:span text:style-name="T2">es </text:span><text:span text:style-name="T2">on </text:span><text:span text:style-name="T2">bot</text:span><text:span text:style-name="T2">h </text:span><text:span text:style-name="T2">ax</text:span><text:span text:style-name="T2">es.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15.287cm" svg:y1="24.813cm" svg:x2="15.288cm" svg:y2="25.448cm" draw:start-shape="id19" draw:start-glue-point="2" draw:end-shape="id20" draw:end-glue-point="0" svg:d="M15287 24813v317h1v318" svg:viewBox="0 0 2 636">
          <text:p/>
        </draw:connector>
        <draw:custom-shape draw:style-name="gr6" draw:text-style-name="P7" xml:id="id22" draw:id="id22" draw:layer="layout" svg:width="2.54cm" svg:height="0.952cm" svg:x="3.54cm" svg:y="24.812cm">
          <text:p text:style-name="P6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1" draw:id="id21" draw:layer="layout" svg:width="5.08cm" svg:height="0.634cm" svg:x="2.27cm" svg:y="22.907cm">
          <text:p text:style-name="P4"><text:span text:style-name="T2">Display the plot.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4.81cm" svg:y1="23.541cm" svg:x2="4.81cm" svg:y2="24.812cm" draw:start-shape="id21" draw:start-glue-point="2" draw:end-shape="id22" draw:end-glue-point="4" svg:d="M4810 23541v1271" svg:viewBox="0 0 1 1272">
          <text:p/>
        </draw:connector>
        <draw:connector draw:style-name="gr40" draw:text-style-name="P8" draw:layer="layout" svg:x1="12.748cm" svg:y1="26.082cm" svg:x2="7.35cm" svg:y2="23.224cm" draw:start-shape="id20" draw:start-glue-point="3" draw:end-shape="id21" draw:end-glue-point="1" svg:d="M12748 26082h-2699v-2858h-2699" svg:viewBox="0 0 5399 2859">
          <text:p/>
        </draw:connector>
      </draw:page>
      <draw:page draw:name="page2" draw:style-name="dp1" draw:master-page-name="Default">
        <draw:custom-shape draw:style-name="gr6" draw:text-style-name="P7" xml:id="id28" draw:id="id28" draw:layer="layout" svg:width="2.54cm" svg:height="0.952cm" svg:x="5.445cm" svg:y="5.763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8.89cm" svg:height="0.953cm" svg:x="5.762cm" svg:y="3.54cm">
          <text:p text:style-name="P14"><text:span text:style-name="T5">readTemps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8.89cm" svg:height="0.953cm" svg:x="1cm" svg:y="1cm">
          <text:p text:style-name="P15"><text:span text:style-name="T6">Revised 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3" draw:id="id23" draw:layer="layout" svg:width="4.445cm" svg:height="0.635cm" svg:x="4.492cm" svg:y="7.35cm">
          <text:p text:style-name="P4"><text:span text:style-name="T2">Set file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4.445cm" svg:height="0.635cm" svg:x="4.492cm" svg:y="8.62cm">
          <text:p text:style-name="P4"><text:span text:style-name="T2">Open the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5" draw:id="id25" draw:layer="layout" svg:width="4.445cm" svg:height="0.952cm" svg:x="4.492cm" svg:y="9.89cm">
          <text:p text:style-name="P4"><text:span text:style-name="T2">Set reader to a new csv reader of the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6" draw:id="id26" draw:layer="layout" svg:width="4.445cm" svg:height="0.953cm" svg:x="4.492cm" svg:y="11.477cm">
          <text:p text:style-name="P4"><text:span text:style-name="T2">Set </text:span><text:span text:style-name="T2">header_</text:span><text:span text:style-name="T2">row to </text:span><text:span text:style-name="T2">the next </text:span><text:span text:style-name="T2">line from </text:span><text:span text:style-name="T2">read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27" draw:id="id27" draw:layer="layout" svg:width="4.445cm" svg:height="0.953cm" svg:x="4.492cm" svg:y="13.065cm">
          <text:p text:style-name="P4"><text:span text:style-name="T2">Create arrays named dates, highs, and low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6.714cm" svg:y1="7.985cm" svg:x2="6.714cm" svg:y2="8.62cm" draw:start-shape="id23" draw:start-glue-point="2" draw:end-shape="id24" draw:end-glue-point="0" svg:d="M6714 7985v635" svg:viewBox="0 0 1 636">
          <text:p/>
        </draw:connector>
        <draw:connector draw:style-name="gr12" draw:text-style-name="P8" draw:layer="layout" svg:x1="6.714cm" svg:y1="9.255cm" svg:x2="6.714cm" svg:y2="9.89cm" draw:start-shape="id24" draw:start-glue-point="2" draw:end-shape="id25" draw:end-glue-point="0" svg:d="M6714 9255v635" svg:viewBox="0 0 1 636">
          <text:p/>
        </draw:connector>
        <draw:connector draw:style-name="gr13" draw:text-style-name="P8" draw:layer="layout" svg:x1="6.714cm" svg:y1="10.842cm" svg:x2="6.714cm" svg:y2="11.477cm" draw:start-shape="id25" draw:start-glue-point="2" draw:end-shape="id26" draw:end-glue-point="0" svg:d="M6714 10842v635" svg:viewBox="0 0 1 636">
          <text:p/>
        </draw:connector>
        <draw:connector draw:style-name="gr14" draw:text-style-name="P8" draw:layer="layout" svg:x1="6.714cm" svg:y1="12.43cm" svg:x2="6.714cm" svg:y2="13.065cm" draw:start-shape="id26" draw:start-glue-point="2" draw:end-shape="id27" draw:end-glue-point="0" svg:d="M6714 12430v635" svg:viewBox="0 0 1 636">
          <text:p/>
        </draw:connector>
        <draw:connector draw:style-name="gr43" draw:text-style-name="P8" draw:layer="layout" svg:x1="6.715cm" svg:y1="6.715cm" svg:x2="6.714cm" svg:y2="7.35cm" draw:start-shape="id28" draw:start-glue-point="8" draw:end-shape="id23" draw:end-glue-point="0" svg:d="M6715 6715v318h-1v317" svg:viewBox="0 0 2 636">
          <text:p/>
        </draw:connector>
        <draw:custom-shape draw:style-name="gr9" draw:text-style-name="P5" xml:id="id29" draw:id="id29" draw:layer="layout" svg:width="5.08cm" svg:height="0.952cm" svg:x="10.661cm" svg:y="8.938cm">
          <text:p text:style-name="P4"><text:span text:style-name="T2">Set current_date to the second element in this row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0" draw:id="id30" draw:layer="layout" svg:width="5.08cm" svg:height="0.953cm" svg:x="10.661cm" svg:y="10.842cm">
          <text:p text:style-name="P4"><text:span text:style-name="T2">Add current_date to the end of d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" draw:id="id31" draw:layer="layout" svg:width="5.08cm" svg:height="0.952cm" svg:x="10.661cm" svg:y="12.748cm">
          <text:p text:style-name="P4"><text:span text:style-name="T2">Set high to the fifth element in this row, as an integ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3.201cm" svg:y1="9.89cm" svg:x2="13.201cm" svg:y2="10.842cm" draw:start-shape="id29" draw:start-glue-point="2" draw:end-shape="id30" draw:end-glue-point="0" svg:d="M13201 9890v952" svg:viewBox="0 0 1 953">
          <text:p/>
        </draw:connector>
        <draw:connector draw:style-name="gr17" draw:text-style-name="P8" draw:layer="layout" svg:x1="13.201cm" svg:y1="11.795cm" svg:x2="13.201cm" svg:y2="12.748cm" draw:start-shape="id30" draw:start-glue-point="2" draw:end-shape="id31" draw:end-glue-point="0" svg:d="M13201 11795v953" svg:viewBox="0 0 1 954">
          <text:p/>
        </draw:connector>
        <draw:custom-shape draw:style-name="gr9" draw:text-style-name="P5" xml:id="id32" draw:id="id32" draw:layer="layout" svg:width="5.08cm" svg:height="0.952cm" svg:x="10.661cm" svg:y="14.652cm">
          <text:p text:style-name="P4"><text:span text:style-name="T2">Add high to the end of highs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13.201cm" svg:y1="13.7cm" svg:x2="13.201cm" svg:y2="14.652cm" draw:start-shape="id31" draw:start-glue-point="2" draw:end-shape="id32" draw:end-glue-point="0" svg:d="M13201 13700v952" svg:viewBox="0 0 1 953">
          <text:p/>
        </draw:connector>
        <draw:custom-shape draw:style-name="gr19" draw:text-style-name="P9" xml:id="id34" draw:id="id34" draw:layer="layout" svg:width="0.635cm" svg:height="0.635cm" svg:x="12.883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3" draw:id="id33" draw:layer="layout" svg:width="5.08cm" svg:height="0.952cm" svg:x="10.661cm" svg:y="7.033cm">
          <text:p text:style-name="P4"><text:span text:style-name="T2">Set row to the next row from the reader</text:span>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svg:x1="13.201cm" svg:y1="7.985cm" svg:x2="13.201cm" svg:y2="8.938cm" draw:start-shape="id33" draw:start-glue-point="2" draw:end-shape="id29" draw:end-glue-point="0" svg:d="M13201 7985v953" svg:viewBox="0 0 1 954">
          <text:p/>
        </draw:connector>
        <draw:connector draw:style-name="gr22" draw:text-style-name="P8" draw:layer="layout" svg:x1="13.201cm" svg:y1="6.398cm" svg:x2="13.201cm" svg:y2="7.033cm" draw:start-shape="id34" draw:start-glue-point="8" draw:end-shape="id33" draw:end-glue-point="0" svg:d="M13201 6398v635" svg:viewBox="0 0 1 636">
          <text:p/>
        </draw:connector>
        <draw:custom-shape draw:style-name="gr23" draw:text-style-name="P11" xml:id="id35" draw:id="id35" draw:layer="layout" svg:width="5.715cm" svg:height="1.905cm" svg:x="10.342cm" svg:y="19.415cm">
          <text:p text:style-name="P10"><text:span text:style-name="T4">Does reader have another r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3" draw:layer="layout" svg:x1="16.057cm" svg:y1="20.368cm" svg:x2="13.518cm" svg:y2="6.081cm" draw:start-shape="id35" draw:start-glue-point="7" draw:end-shape="id34" draw:end-glue-point="10" svg:d="M16057 20368h500v-14287h-3039" svg:viewBox="0 0 3040 14288">
          <text:p text:style-name="P12"><text:span text:style-name="T4">Yes</text:span></text:p>
        </draw:connector>
        <draw:custom-shape draw:style-name="gr44" draw:text-style-name="P17" xml:id="id36" draw:id="id36" draw:layer="layout" svg:width="5.08cm" svg:height="0.952cm" svg:x="10.659cm" svg:y="16.242cm">
          <text:p text:style-name="P4"><text:span text:style-name="T2">Set low to the sixth element in this row, as an integ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37" draw:id="id37" draw:layer="layout" svg:width="5.08cm" svg:height="0.952cm" svg:x="10.659cm" svg:y="17.828cm">
          <text:p text:style-name="P4"><text:span text:style-name="T2">Add low to the end of lows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13.199cm" svg:y1="17.194cm" svg:x2="13.199cm" svg:y2="17.828cm" draw:start-shape="id36" draw:start-glue-point="2" draw:end-shape="id37" draw:end-glue-point="0" svg:d="M13199 17194v634" svg:viewBox="0 0 1 635">
          <text:p/>
        </draw:connector>
        <draw:connector draw:style-name="gr45" draw:text-style-name="P8" draw:layer="layout" svg:x1="13.199cm" svg:y1="18.78cm" svg:x2="13.199cm" svg:y2="19.415cm" draw:start-shape="id37" draw:start-glue-point="2" draw:end-shape="id35" draw:end-glue-point="4" svg:d="M13199 18780v635" svg:viewBox="0 0 1 636">
          <text:p/>
        </draw:connector>
        <draw:connector draw:style-name="gr46" draw:text-style-name="P8" draw:layer="layout" svg:x1="13.201cm" svg:y1="15.604cm" svg:x2="13.199cm" svg:y2="16.242cm" draw:start-shape="id32" draw:start-glue-point="2" draw:end-shape="id36" draw:end-glue-point="0" svg:d="M13201 15604v319h-2v319" svg:viewBox="0 0 3 639">
          <text:p/>
        </draw:connector>
        <draw:connector draw:style-name="gr47" draw:text-style-name="P8" draw:layer="layout" draw:line-skew="-1.019cm" svg:x1="8.937cm" svg:y1="13.541cm" svg:x2="12.883cm" svg:y2="6.081cm" draw:start-shape="id27" draw:start-glue-point="1" draw:end-shape="id34" draw:end-glue-point="6" svg:d="M8937 13541h953v-7460h2993" svg:viewBox="0 0 3947 7461">
          <text:p/>
        </draw:connector>
        <draw:custom-shape draw:style-name="gr6" draw:text-style-name="P7" xml:id="id39" draw:id="id39" draw:layer="layout" svg:width="2.54cm" svg:height="0.952cm" svg:x="7.985cm" svg:y="23.543cm">
          <text:p text:style-name="P6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svg:x1="10.342cm" svg:y1="20.368cm" svg:x2="9.255cm" svg:y2="21.637cm" draw:start-shape="id35" draw:start-glue-point="5" draw:end-shape="id38" draw:end-glue-point="0" svg:d="M10342 20368h-1087v1269" svg:viewBox="0 0 1088 1270">
          <text:p text:style-name="P18"><text:span text:style-name="T4">No</text:span></text:p>
        </draw:connector>
        <draw:custom-shape draw:style-name="gr49" draw:text-style-name="P17" xml:id="id38" draw:id="id38" draw:layer="layout" svg:width="5.08cm" svg:height="0.953cm" svg:x="6.715cm" svg:y="21.637cm">
          <text:p text:style-name="P4"><text:span text:style-name="T2">Create and return a tuple of dates, highs, and lows.</text:span></text:p>
          <draw:enhanced-geometry svg:viewBox="0 0 21600 21600" draw:type="rectangle" draw:enhanced-path="M 0 0 L 21600 0 21600 21600 0 21600 0 0 Z N"/>
        </draw:custom-shape>
        <draw:connector draw:style-name="gr50" draw:text-style-name="P8" draw:layer="layout" svg:x1="9.255cm" svg:y1="22.59cm" svg:x2="9.255cm" svg:y2="23.543cm" draw:start-shape="id38" draw:start-glue-point="2" draw:end-shape="id39" draw:end-glue-point="4" svg:d="M9255 22590v953" svg:viewBox="0 0 1 954">
          <text:p/>
        </draw:connector>
      </draw:page>
      <draw:page draw:name="page3" draw:style-name="dp1" draw:master-page-name="Default">
        <draw:custom-shape draw:style-name="gr32" draw:text-style-name="P1" draw:layer="layout" svg:width="8.89cm" svg:height="0.953cm" svg:x="5.762cm" svg:y="3.54cm">
          <text:p text:style-name="P14"><text:span text:style-name="T5">showPlot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8.89cm" svg:height="0.953cm" svg:x="1cm" svg:y="1cm">
          <text:p text:style-name="P15"><text:span text:style-name="T6">Revised 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9" draw:id="id49" draw:layer="layout" svg:width="2.54cm" svg:height="0.952cm" svg:x="8.937cm" svg:y="5.763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0" draw:id="id40" draw:layer="layout" svg:width="5.04cm" svg:height="1.905cm" svg:x="7.688cm" svg:y="7.351cm">
          <text:p text:style-name="P4"><text:span text:style-name="T2">Call subplots to create a basic layout. Set fig to the Figure and ax to the array of A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41" draw:id="id41" draw:layer="layout" svg:width="5.08cm" svg:height="1.269cm" svg:x="7.667cm" svg:y="9.891cm">
          <text:p text:style-name="P4"><text:span text:style-name="T2">Configure the axes with the dates and ranges provided, using the color provi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10.208cm" svg:y1="9.256cm" svg:x2="10.207cm" svg:y2="9.891cm" draw:start-shape="id40" draw:start-glue-point="2" draw:end-shape="id41" draw:end-glue-point="0" svg:d="M10208 9256v317h-1v318" svg:viewBox="0 0 2 636">
          <text:p/>
        </draw:connector>
        <draw:custom-shape draw:style-name="gr51" draw:text-style-name="P17" xml:id="id42" draw:id="id42" draw:layer="layout" svg:width="5.08cm" svg:height="1.269cm" svg:x="7.667cm" svg:y="11.797cm">
          <text:p text:style-name="P4"><text:span text:style-name="T2">Set plot title to 24-point text of the provided title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3" draw:id="id43" draw:layer="layout" svg:width="5.08cm" svg:height="1.269cm" svg:x="7.667cm" svg:y="13.702cm">
          <text:p text:style-name="P4"><text:span text:style-name="T2">Set empty 16-point label for the X axis of the plot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44" draw:id="id44" draw:layer="layout" svg:width="5.08cm" svg:height="1.269cm" svg:x="7.667cm" svg:y="15.606cm">
          <text:p text:style-name="P4"><text:span text:style-name="T2">Set the figure to auto-format / rotate / align dates</text:span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svg:x1="10.207cm" svg:y1="13.066cm" svg:x2="10.207cm" svg:y2="13.702cm" draw:start-shape="id42" draw:start-glue-point="2" draw:end-shape="id43" draw:end-glue-point="0" svg:d="M10207 13066v636" svg:viewBox="0 0 1 637">
          <text:p/>
        </draw:connector>
        <draw:connector draw:style-name="gr35" draw:text-style-name="P8" draw:layer="layout" svg:x1="10.207cm" svg:y1="14.971cm" svg:x2="10.207cm" svg:y2="15.606cm" draw:start-shape="id43" draw:start-glue-point="2" draw:end-shape="id44" draw:end-glue-point="0" svg:d="M10207 14971v635" svg:viewBox="0 0 1 636">
          <text:p/>
        </draw:connector>
        <draw:custom-shape draw:style-name="gr29" draw:text-style-name="P5" xml:id="id45" draw:id="id45" draw:layer="layout" svg:width="5.08cm" svg:height="1.269cm" svg:x="7.667cm" svg:y="17.512cm">
          <text:p text:style-name="P4"><text:span text:style-name="T2">Set “Temperature (F)” in 16-point as the Y axis label of the plot.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10.207cm" svg:y1="16.875cm" svg:x2="10.207cm" svg:y2="17.512cm" draw:start-shape="id44" draw:start-glue-point="2" draw:end-shape="id45" draw:end-glue-point="0" svg:d="M10207 16875v637" svg:viewBox="0 0 1 638">
          <text:p/>
        </draw:connector>
        <draw:custom-shape draw:style-name="gr29" draw:text-style-name="P5" xml:id="id46" draw:id="id46" draw:layer="layout" svg:width="5.08cm" svg:height="1.269cm" svg:x="7.668cm" svg:y="19.416cm">
          <text:p text:style-name="P4"><text:span text:style-name="T2">Set major tick lines on both axes.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10.207cm" svg:y1="18.781cm" svg:x2="10.208cm" svg:y2="19.416cm" draw:start-shape="id45" draw:start-glue-point="2" draw:end-shape="id46" draw:end-glue-point="0" svg:d="M10207 18781v317h1v318" svg:viewBox="0 0 2 636">
          <text:p/>
        </draw:connector>
        <draw:connector draw:style-name="gr52" draw:text-style-name="P8" draw:layer="layout" svg:x1="10.207cm" svg:y1="11.16cm" svg:x2="10.207cm" svg:y2="11.797cm" draw:start-shape="id41" draw:start-glue-point="2" draw:end-shape="id42" draw:end-glue-point="0" svg:d="M10207 11160v637" svg:viewBox="0 0 1 638">
          <text:p/>
        </draw:connector>
        <draw:custom-shape draw:style-name="gr38" draw:text-style-name="P5" xml:id="id47" draw:id="id47" draw:layer="layout" svg:width="5.08cm" svg:height="0.634cm" svg:x="7.667cm" svg:y="21.321cm">
          <text:p text:style-name="P4"><text:span text:style-name="T2">Display the plot.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10.208cm" svg:y1="20.685cm" svg:x2="10.207cm" svg:y2="21.321cm" draw:start-shape="id46" draw:start-glue-point="2" draw:end-shape="id47" draw:end-glue-point="0" svg:d="M10208 20685v318h-1v318" svg:viewBox="0 0 2 637">
          <text:p/>
        </draw:connector>
        <draw:custom-shape draw:style-name="gr6" draw:text-style-name="P7" xml:id="id48" draw:id="id48" draw:layer="layout" svg:width="2.54cm" svg:height="0.952cm" svg:x="8.937cm" svg:y="22.59cm">
          <text:p text:style-name="P6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8" draw:layer="layout" svg:x1="10.207cm" svg:y1="21.955cm" svg:x2="10.207cm" svg:y2="22.59cm" draw:start-shape="id47" draw:start-glue-point="2" draw:end-shape="id48" draw:end-glue-point="4" svg:d="M10207 21955v635" svg:viewBox="0 0 1 636">
          <text:p/>
        </draw:connector>
        <draw:connector draw:style-name="gr55" draw:text-style-name="P8" draw:layer="layout" svg:x1="10.207cm" svg:y1="6.715cm" svg:x2="10.208cm" svg:y2="7.351cm" draw:start-shape="id49" draw:start-glue-point="8" draw:end-shape="id40" draw:end-glue-point="0" svg:d="M10207 6715v318h1v318" svg:viewBox="0 0 2 637">
          <text:p/>
        </draw:connector>
      </draw:page>
      <draw:page draw:name="page4" draw:style-name="dp1" draw:master-page-name="Default">
        <draw:custom-shape draw:style-name="gr32" draw:text-style-name="P1" draw:layer="layout" svg:width="8.89cm" svg:height="0.953cm" svg:x="5.762cm" svg:y="3.54cm">
          <text:p text:style-name="P14"><text:span text:style-name="T5">Overall Program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8.89cm" svg:height="0.953cm" svg:x="1cm" svg:y="1cm">
          <text:p text:style-name="P15"><text:span text:style-name="T6">Revised 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0" draw:id="id50" draw:layer="layout" svg:width="2.54cm" svg:height="0.952cm" svg:x="4.809cm" svg:y="5.128cm">
          <text:p text:style-name="P6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52" draw:id="id52" draw:layer="layout" svg:width="5.08cm" svg:height="0.634cm" svg:x="3.54cm" svg:y="8.937cm">
          <text:p text:style-name="P4"><text:span text:style-name="T2">Welcome the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8" draw:layer="layout" svg:x1="6.079cm" svg:y1="6.08cm" svg:x2="6.08cm" svg:y2="6.715cm" draw:start-shape="id50" draw:start-glue-point="8" draw:end-shape="id51" draw:end-glue-point="0" svg:d="M6079 6080v318h1v317" svg:viewBox="0 0 2 636">
          <text:p/>
        </draw:connector>
        <draw:custom-shape draw:style-name="gr58" draw:text-style-name="P20" xml:id="id53" draw:id="id53" draw:layer="layout" svg:width="0.635cm" svg:height="0.635cm" svg:x="5.763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8" draw:layer="layout" svg:x1="6.08cm" svg:y1="9.571cm" svg:x2="6.081cm" svg:y2="10.206cm" draw:start-shape="id52" draw:start-glue-point="2" draw:end-shape="id53" draw:end-glue-point="4" svg:d="M6080 9571v317h1v318" svg:viewBox="0 0 2 636">
          <text:p/>
        </draw:connector>
        <draw:custom-shape draw:style-name="gr51" draw:text-style-name="P17" xml:id="id54" draw:id="id54" draw:layer="layout" svg:width="5.08cm" svg:height="1.269cm" svg:x="3.54cm" svg:y="11.476cm">
          <text:p text:style-name="P4"><text:span text:style-name="T2">Display instructions to the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8" draw:layer="layout" svg:x1="6.081cm" svg:y1="10.841cm" svg:x2="6.08cm" svg:y2="11.476cm" draw:start-shape="id53" draw:start-glue-point="8" draw:end-shape="id54" draw:end-glue-point="0" svg:d="M6081 10841v317h-1v318" svg:viewBox="0 0 2 636">
          <text:p/>
        </draw:connector>
        <draw:custom-shape draw:style-name="gr61" draw:text-style-name="P21" xml:id="id56" draw:id="id56" draw:layer="layout" svg:width="5.715cm" svg:height="1.905cm" svg:x="3.223cm" svg:y="14.968cm">
          <text:p text:style-name="P10"><text:span text:style-name="T4">Is selection ‘highs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7" xml:id="id55" draw:id="id55" draw:layer="layout" svg:width="5.08cm" svg:height="0.951cm" svg:x="3.54cm" svg:y="13.382cm">
          <text:p text:style-name="P4"><text:span text:style-name="T2">Set selection to lowercased </text:span><text:span text:style-name="T2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8" draw:layer="layout" svg:x1="6.08cm" svg:y1="12.745cm" svg:x2="6.08cm" svg:y2="13.382cm" draw:start-shape="id54" draw:start-glue-point="2" draw:end-shape="id55" draw:end-glue-point="0" svg:d="M6080 12745v637" svg:viewBox="0 0 1 638">
          <text:p/>
        </draw:connector>
        <draw:connector draw:style-name="gr64" draw:text-style-name="P8" draw:layer="layout" svg:x1="6.08cm" svg:y1="14.333cm" svg:x2="6.08cm" svg:y2="14.968cm" draw:start-shape="id55" draw:start-glue-point="2" draw:end-shape="id56" draw:end-glue-point="4" svg:d="M6080 14333v635" svg:viewBox="0 0 1 636">
          <text:p/>
        </draw:connector>
        <draw:custom-shape draw:style-name="gr61" draw:text-style-name="P21" xml:id="id57" draw:id="id57" draw:layer="layout" svg:width="5.715cm" svg:height="1.905cm" svg:x="3.222cm" svg:y="18.145cm">
          <text:p text:style-name="P10"><text:span text:style-name="T4">Is selection ‘lows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21" xml:id="id58" draw:id="id58" draw:layer="layout" svg:width="5.715cm" svg:height="1.905cm" svg:x="3.222cm" svg:y="21.32cm">
          <text:p text:style-name="P10"><text:span text:style-name="T4">Is selection ‘exit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7" xml:id="id59" draw:id="id59" draw:layer="layout" svg:width="5.08cm" svg:height="0.951cm" svg:x="3.539cm" svg:y="24.496cm">
          <text:p text:style-name="P4"><text:span text:style-name="T2">Notify user that their input was not understoo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23" draw:layer="layout" svg:x1="6.08cm" svg:y1="16.873cm" svg:x2="6.079cm" svg:y2="18.145cm" draw:start-shape="id56" draw:start-glue-point="6" draw:end-shape="id57" draw:end-glue-point="4" svg:d="M6080 16873v636h-1v636" svg:viewBox="0 0 2 1273">
          <text:p text:style-name="P22"><text:span text:style-name="T7">No</text:span></text:p>
        </draw:connector>
        <draw:connector draw:style-name="gr66" draw:text-style-name="P23" draw:layer="layout" svg:x1="6.079cm" svg:y1="20.05cm" svg:x2="6.079cm" svg:y2="21.32cm" draw:start-shape="id57" draw:start-glue-point="6" draw:end-shape="id58" draw:end-glue-point="4" svg:d="M6079 20050v1270" svg:viewBox="0 0 1 1271">
          <text:p text:style-name="P22"><text:span text:style-name="T7">No</text:span></text:p>
        </draw:connector>
        <draw:connector draw:style-name="gr67" draw:text-style-name="P23" draw:layer="layout" svg:x1="6.079cm" svg:y1="23.225cm" svg:x2="6.079cm" svg:y2="24.496cm" draw:start-shape="id58" draw:start-glue-point="6" draw:end-shape="id59" draw:end-glue-point="0" svg:d="M6079 23225v1271" svg:viewBox="0 0 1 1272">
          <text:p text:style-name="P22"><text:span text:style-name="T7">No</text:span></text:p>
        </draw:connector>
        <draw:connector draw:style-name="gr68" draw:text-style-name="P8" draw:layer="layout" draw:line-skew="-0.769cm" svg:x1="3.539cm" svg:y1="24.971cm" svg:x2="5.763cm" svg:y2="10.524cm" draw:start-shape="id59" draw:start-glue-point="3" draw:end-shape="id53" draw:end-glue-point="6" svg:d="M3539 24971h-1270v-14447h3494" svg:viewBox="0 0 3495 14448">
          <text:p/>
        </draw:connector>
        <draw:custom-shape draw:style-name="gr69" draw:text-style-name="P24" xml:id="id60" draw:id="id60" draw:layer="layout" svg:width="5.08cm" svg:height="1.27cm" svg:x="10.526cm" svg:y="15.286cm">
          <text:p text:style-name="P4"><text:span text:style-name="T2">Call showPlot with an appropriate title, with dates, highs, and ‘red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23" draw:layer="layout" svg:x1="8.938cm" svg:y1="15.921cm" svg:x2="10.526cm" svg:y2="15.921cm" draw:start-shape="id56" draw:start-glue-point="7" draw:end-shape="id60" draw:end-glue-point="3" svg:d="M8938 15921h1588" svg:viewBox="0 0 1589 1">
          <text:p text:style-name="P9"><text:span text:style-name="T7">Ye</text:span><text:span text:style-name="T7">s</text:span></text:p>
        </draw:connector>
        <draw:custom-shape draw:style-name="gr69" draw:text-style-name="P24" xml:id="id61" draw:id="id61" draw:layer="layout" svg:width="5.08cm" svg:height="1.27cm" svg:x="10.525cm" svg:y="18.462cm">
          <text:p text:style-name="P4"><text:span text:style-name="T2">Call showPlot with an appropriate title, with dates, lows, and ‘blue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3" draw:layer="layout" svg:x1="8.937cm" svg:y1="19.098cm" svg:x2="10.525cm" svg:y2="19.097cm" draw:start-shape="id57" draw:start-glue-point="7" draw:end-shape="id61" draw:end-glue-point="3" svg:d="M8937 19098h794v-1h794" svg:viewBox="0 0 1589 2">
          <text:p text:style-name="P9"><text:span text:style-name="T7">Ye</text:span><text:span text:style-name="T7">s</text:span></text:p>
        </draw:connector>
        <draw:custom-shape draw:style-name="gr6" draw:text-style-name="P7" xml:id="id63" draw:id="id63" draw:layer="layout" svg:width="2.54cm" svg:height="0.952cm" svg:x="11.795cm" svg:y="24.178cm">
          <text:p text:style-name="P6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9" draw:layer="layout" svg:x1="8.937cm" svg:y1="22.273cm" svg:x2="13.065cm" svg:y2="22.907cm" draw:start-shape="id58" draw:start-glue-point="7" draw:end-shape="id62" draw:end-glue-point="0" svg:d="M8937 22273h4128v634" svg:viewBox="0 0 4129 635">
          <text:p text:style-name="P18"><text:span text:style-name="T4">Yes</text:span></text:p>
        </draw:connector>
        <draw:connector draw:style-name="gr73" draw:text-style-name="P8" draw:layer="layout" svg:x1="15.606cm" svg:y1="15.921cm" svg:x2="6.398cm" svg:y2="10.524cm" draw:start-shape="id60" draw:start-glue-point="1" draw:end-shape="id53" draw:end-glue-point="10" svg:d="M15606 15921h501v-5397h-9709" svg:viewBox="0 0 9710 5398">
          <text:p/>
        </draw:connector>
        <draw:connector draw:style-name="gr74" draw:text-style-name="P8" draw:layer="layout" svg:x1="15.605cm" svg:y1="19.097cm" svg:x2="6.398cm" svg:y2="10.524cm" draw:start-shape="id61" draw:start-glue-point="1" draw:end-shape="id53" draw:end-glue-point="10" svg:d="M15605 19097h501v-8573h-9708" svg:viewBox="0 0 9709 8574">
          <text:p/>
        </draw:connector>
        <draw:custom-shape draw:style-name="gr75" draw:text-style-name="P17" xml:id="id62" draw:id="id62" draw:layer="layout" svg:width="5.08cm" svg:height="0.635cm" svg:x="10.525cm" svg:y="22.907cm">
          <text:p text:style-name="P4"><text:span text:style-name="T2">Thank the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8" draw:layer="layout" svg:x1="13.065cm" svg:y1="23.542cm" svg:x2="13.065cm" svg:y2="24.178cm" draw:start-shape="id62" draw:start-glue-point="2" draw:end-shape="id63" draw:end-glue-point="4" svg:d="M13065 23542v636" svg:viewBox="0 0 1 637">
          <text:p/>
        </draw:connector>
        <draw:custom-shape draw:style-name="gr69" draw:text-style-name="P24" xml:id="id51" draw:id="id51" draw:layer="layout" svg:width="5.08cm" svg:height="1.27cm" svg:x="3.54cm" svg:y="6.715cm">
          <text:p text:style-name="P4"><text:span text:style-name="T2">Call readTemps, put tuple result into dates, highs, and l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8" draw:layer="layout" svg:x1="6.08cm" svg:y1="7.985cm" svg:x2="6.08cm" svg:y2="8.937cm" draw:start-shape="id51" draw:start-glue-point="2" draw:end-shape="id52" draw:end-glue-point="0" svg:d="M6080 7985v952" svg:viewBox="0 0 1 95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1:20:07.280502373</meta:creation-date>
    <dc:date>2025-11-06T17:26:08.717538492</dc:date>
    <meta:editing-duration>PT3M26S</meta:editing-duration>
    <meta:editing-cycles>2</meta:editing-cycles>
    <meta:generator>LibreOffice/24.2.7.2$Linux_X86_64 LibreOffice_project/420$Build-2</meta:generator>
    <meta:document-statistic meta:object-count="140"/>
  </office:meta>
</office:document-meta>
</file>